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1742" officeooo:paragraph-rsid="001a1742"/>
    </style:style>
    <style:style style:name="P2" style:family="paragraph" style:parent-style-name="Standard">
      <style:text-properties officeooo:rsid="001b7000" officeooo:paragraph-rsid="001b7000"/>
    </style:style>
    <style:style style:name="P3" style:family="paragraph" style:parent-style-name="Standard">
      <style:text-properties officeooo:rsid="001ba174" officeooo:paragraph-rsid="001ba174"/>
    </style:style>
    <style:style style:name="P4" style:family="paragraph" style:parent-style-name="Standard">
      <style:text-properties officeooo:rsid="001ce04a" officeooo:paragraph-rsid="001ce04a"/>
    </style:style>
    <style:style style:name="P5" style:family="paragraph" style:parent-style-name="Standard">
      <style:text-properties officeooo:rsid="001e42eb" officeooo:paragraph-rsid="001e42eb"/>
    </style:style>
    <style:style style:name="P6" style:family="paragraph" style:parent-style-name="Standard">
      <style:text-properties officeooo:rsid="001e8db5" officeooo:paragraph-rsid="001e8db5"/>
    </style:style>
    <style:style style:name="P7" style:family="paragraph" style:parent-style-name="Standard">
      <style:paragraph-properties style:writing-mode="rl-tb"/>
      <style:text-properties officeooo:rsid="001e42eb" officeooo:paragraph-rsid="001e42eb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1e42eb" officeooo:paragraph-rsid="001e42eb"/>
    </style:style>
    <style:style style:name="T1" style:family="text">
      <style:text-properties officeooo:rsid="001e42eb"/>
    </style:style>
    <style:style style:name="T2" style:family="text">
      <style:text-properties officeooo:rsid="00205f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پاسخ سؤال تعداد صفر از مجموعه تمرین ۱ مبانی کامپیوتر و برنامه سازی</text:p>
      <text:p text:style-name="P6">روزبه شریف نسب</text:p>
      <text:p text:style-name="P1"/>
      <text:p text:style-name="P1">نمایش باینری اعداد زیر چند صفر دارد ؟ </text:p>
      <text:p text:style-name="P1">25.34 <text:span text:style-name="T2">(در مبنای۸ )</text:span></text:p>
      <text:p text:style-name="P1">ابتدا بدون استفاده از مبنای ۱۰ و با تبدیل مستقیم، عدد را به مبنای <text:s/>می‌بریم</text:p>
      <text:p text:style-name="P1">توجه به این نکته ضروری است که هر رقم در مبنای ۸ با ۳ رقم در مبانی ۲ نمایش داده می شود:</text:p>
      <text:p text:style-name="P2">برای رقم ۴ داریم :‌ ۱۰۰</text:p>
      <text:p text:style-name="P2">رقم ۳ : ۰۱۱ </text:p>
      <text:p text:style-name="P2">رقم ۵ : ۱۰۱</text:p>
      <text:p text:style-name="P2">رقم ۲ :‌۰۱۰</text:p>
      <text:p text:style-name="P3">با تسکیل عدد داریم :</text:p>
      <text:p text:style-name="P3">۰۱۰۱۰۱.۰۱۱۱۰۰</text:p>
      <text:p text:style-name="P3">که صفر های پشت عدد و بعد از آخری رقم اعشار معنا ندارد پس تبدیل می‌شود به :</text:p>
      <text:p text:style-name="P3">۱۰۱۰۱.۰۱۱۱</text:p>
      <text:p text:style-name="P3">که تعداد صفر ها برابر ۳ است</text:p>
      <text:p text:style-name="P3"/>
      <text:p text:style-name="P4">برای عدد 3d.4c در مبنای ۱۶ نیز به همین ترتیب عمل می‌کنیم با توجه به اینکه هر رقم در مبنای ۱۶ به ۴ رقم در مبنای ۲ تبدیل می‌شود : </text:p>
      <text:p text:style-name="P5">3 : 0011</text:p>
      <text:p text:style-name="P8">d: 1101</text:p>
      <text:p text:style-name="P3"><text:s/><text:span text:style-name="T1">4: 0100</text:span></text:p>
      <text:p text:style-name="P7">c : 1100</text:p>
      <text:p text:style-name="P7">که با تشکیل عدد داریم : </text:p>
      <text:p text:style-name="P7">۱۱۱۱۰۱.۰۱۰۰۱۱</text:p>
      <text:p text:style-name="P7">که ۴ تا صفر دار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30:17.952584225</meta:creation-date>
    <dc:date>2018-10-04T09:50:59.098265738</dc:date>
    <meta:editing-duration>PT20M46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23" meta:word-count="166" meta:character-count="703" meta:non-whitespace-character-count="554"/>
  </office:meta>
</office:document-meta>
</file>